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font-weight="normal" style:font-weight-asian="normal" style:font-weight-complex="normal"/>
    </style:style>
    <style:style style:name="P2" style:family="paragraph" style:parent-style-name="Standard" style:master-page-name="Standard">
      <style:paragraph-properties style:page-number="auto"/>
    </style:style>
    <style:style style:name="T1" style:family="text">
      <style:text-properties fo:color="#153d63"/>
    </style:style>
    <style:style style:name="T2" style:family="text">
      <style:text-properties fo:color="#153d63" fo:font-size="16pt" fo:font-weight="bold" style:font-size-asian="16pt" style:font-weight-asian="bold" style:font-size-complex="16pt" style:font-weight-complex="bold"/>
    </style:style>
    <style:style style:name="T3" style:family="text">
      <style:text-properties fo:color="#153d63" fo:font-weight="bold" style:font-weight-asian="bold" style:font-weight-complex="bold"/>
    </style:style>
    <style:style style:name="T4" style:family="text">
      <style:text-properties fo:color="#153d63" fo:font-size="14pt" fo:font-weight="bold"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p>
      <text:p text:style-name="Standard"><text:s/><text:span text:style-name="T4">Stratégie de Test</text:span></text:p>
      <text:p text:style-name="P1">Plusieurs types de tests sont possibles parmi :</text:p>
      <text:p text:style-name="Standard">- <text:span text:style-name="T8">Test de la base de données</text:span> : Exécution de tests pour valider les procédures stockées et les requêtes SQL.</text:p>
      <text:p text:style-name="Standard">- <text:span text:style-name="T8">Test sur l'API</text:span> : Test des endpoints API avec Postman pour vérifier l'intégration entre le front-end et le back-end.</text:p>
      <text:p text:style-name="Standard">- <text:span text:style-name="T8">Test de la communication avec la base de données</text:span> : Tests pour vérifier l'intégration entre le back-end et SQL Server, s'assurant que les opérations CRUD se déroulent correctement.</text:p>
      <text:p text:style-name="Standard">- T<text:span text:style-name="T8">est d'Optimisation</text:span> : Analyse des résultats pour optimiser le code, les requêtes SQL, et la configuration du serveur.</text:p>
      <text:p text:style-name="Standard">- <text:span text:style-name="T8">Test de Correction</text:span> : Application des correctifs nécessaires pour sécuriser les données des utilisateurs et les interactions avec le site.</text:p>
      <text:p text:style-name="Standard">- <text:span text:style-name="T8">Test de scénarios d'utilisation</text:span> : Définition avec les enseignants et les apprenants des scénarios d'utilisation typiques et des parcours d'apprentissage.</text:p>
      <text:p text:style-name="Standard">- <text:span text:style-name="T8">Test de feedback</text:span> : Collecte et intégration du feedback pour affiner l'interface utilisateur et les fonctionnalités.</text:p>
      <text:list xml:id="list6733049935296365258" text:style-name="Outline">
        <text:list-item>
          <text:list>
            <text:list-item>
              <text:h text:style-name="Heading_20_2" text:outline-level="2"><text:span text:style-name="T6">Conclusion</text:span></text:h>
            </text:list-item>
          </text:list>
        </text:list-item>
      </text:list>
      <text:p text:style-name="Standard">Ce projet illustre l'importance d'une collaboration étroite entre les développeurs, les enseignants, et les apprenants pour créer une expérience d'apprentissage en ligne enrichissante et efficace. La stratégie de test joue un rôle crucial pour assurer la qualité, la performance, et la sécurité du site e-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Aptos" fo:font-size="11pt" fo:language="fr" fo:country="FR" style:letter-kerning="true" style:font-name-asian="SimSun" style:font-size-asian="11pt" style:language-asian="en" style:country-asian="US" style:font-name-complex="Apto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0f4761" style:font-name="Aptos Display"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0f4761" style:font-name="Aptos Display"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0f4761"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0f4761"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0f4761"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cm" fo:margin-bottom="0cm"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Aptos Display"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26cm"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0f4761" fo:border-bottom="0.018cm solid #0f4761"/>
      <style:text-properties fo:color="#0f4761" fo:font-style="italic" style:font-style-asian="italic" style:font-style-complex="italic"/>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style:font-name="Aptos Display" fo:font-size="20pt" style:font-size-asian="20pt" style:font-name-complex="F" style:font-size-complex="20pt"/>
    </style:style>
    <style:style style:name="Titre_20_2_20_Car" style:display-name="Titre 2 Car" style:family="text" style:parent-style-name="Default_20_Paragraph_20_Font">
      <style:text-properties fo:color="#0f4761" style:font-name="Aptos Display" fo:font-size="16pt" style:font-size-asian="16pt" style:font-name-complex="F" style:font-size-complex="16pt"/>
    </style:style>
    <style:style style:name="Titre_20_3_20_Car" style:display-name="Titre 3 Car" style:family="text" style:parent-style-name="Default_20_Paragraph_20_Font">
      <style:text-properties fo:color="#0f4761" fo:font-size="14pt" style:font-size-asian="14pt" style:font-name-complex="F" style:font-size-complex="14pt"/>
    </style:style>
    <style:style style:name="Titre_20_4_20_Car" style:display-name="Titre 4 Car" style:family="text" style:parent-style-name="Default_20_Paragraph_20_Font">
      <style:text-properties fo:color="#0f4761" fo:font-style="italic" style:font-style-asian="italic" style:font-name-complex="F" style:font-style-complex="italic"/>
    </style:style>
    <style:style style:name="Titre_20_5_20_Car" style:display-name="Titre 5 Car" style:family="text" style:parent-style-name="Default_20_Paragraph_20_Font">
      <style:text-properties fo:color="#0f4761" style:font-name-complex="F"/>
    </style:style>
    <style:style style:name="Titre_20_6_20_Car" style:display-name="Titre 6 Car" style:family="text" style:parent-style-name="Default_20_Paragraph_20_Font">
      <style:text-properties fo:color="#595959" fo:font-style="italic" style:font-style-asian="italic" style:font-name-complex="F" style:font-style-complex="italic"/>
    </style:style>
    <style:style style:name="Titre_20_7_20_Car" style:display-name="Titre 7 Car" style:family="text" style:parent-style-name="Default_20_Paragraph_20_Font">
      <style:text-properties fo:color="#595959" style:font-name-complex="F"/>
    </style:style>
    <style:style style:name="Titre_20_8_20_Car" style:display-name="Titre 8 Car" style:family="text" style:parent-style-name="Default_20_Paragraph_20_Font">
      <style:text-properties fo:color="#272727" fo:font-style="italic" style:font-style-asian="italic" style:font-name-complex="F" style:font-style-complex="italic"/>
    </style:style>
    <style:style style:name="Titre_20_9_20_Car" style:display-name="Titre 9 Car" style:family="text" style:parent-style-name="Default_20_Paragraph_20_Font">
      <style:text-properties fo:color="#272727" style:font-name-complex="F"/>
    </style:style>
    <style:style style:name="Titre_20_Car" style:display-name="Titre Car" style:family="text" style:parent-style-name="Default_20_Paragraph_20_Font">
      <style:text-properties style:font-name="Aptos Display" fo:font-size="28pt" fo:letter-spacing="-0.018cm" style:letter-kerning="true" style:font-size-asian="28pt" style:font-name-complex="F" style:font-size-complex="28pt"/>
    </style:style>
    <style:style style:name="Sous-titre_20_Car" style:display-name="Sous-titre Car" style:family="text" style:parent-style-name="Default_20_Paragraph_20_Font">
      <style:text-properties fo:color="#595959" fo:font-size="14pt" fo:letter-spacing="0.026cm" style:font-size-asian="14pt" style:font-name-complex="F" style:font-size-complex="14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Citation_20_intense_20_Car" style:display-name="Citation intense C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doulaye Diop</meta:initial-creator>
    <meta:editing-cycles>1</meta:editing-cycles>
    <meta:creation-date>2024-03-04T06:34:00</meta:creation-date>
    <dc:date>2024-03-04T10:12:26.18</dc:date>
    <meta:editing-duration>PT21S</meta:editing-duration>
    <meta:generator>OpenOffice/4.1.15$Win32 OpenOffice.org_project/4115m2$Build-9813</meta:generator>
    <meta:document-statistic meta:table-count="0" meta:image-count="0" meta:object-count="0" meta:page-count="1" meta:paragraph-count="11" meta:word-count="204" meta:character-count="13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